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f" style:font-name="apple-system" fo:letter-spacing="normal" fo:font-style="normal" fo:font-weight="normal"/>
    </style:style>
    <style:style style:name="P4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6" style:family="paragraph" style:parent-style-name="Text_20_body" style:list-style-name="L6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7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8" style:family="paragraph" style:parent-style-name="Text_20_body" style:list-style-name="L8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9" style:family="paragraph" style:parent-style-name="Text_20_body" style:list-style-name="L9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0" style:family="paragraph" style:parent-style-name="Text_20_body" style:list-style-name="L10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1" style:family="paragraph" style:parent-style-name="Text_20_body" style:list-style-name="L11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2" style:family="paragraph" style:parent-style-name="Text_20_body" style:list-style-name="L12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3" style:family="paragraph" style:parent-style-name="Text_20_body" style:list-style-name="L13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4" style:family="paragraph" style:parent-style-name="Text_20_body" style:list-style-name="L14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5" style:family="paragraph" style:parent-style-name="Text_20_body" style:list-style-name="L15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6" style:family="paragraph" style:parent-style-name="Text_20_body" style:list-style-name="L16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7" style:family="paragraph" style:parent-style-name="Text_20_body" style:list-style-name="L17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8" style:family="paragraph" style:parent-style-name="Text_20_body" style:list-style-name="L18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19" style:family="paragraph" style:parent-style-name="Text_20_body" style:list-style-name="L19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0" style:family="paragraph" style:parent-style-name="Text_20_body" style:list-style-name="L20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1" style:family="paragraph" style:parent-style-name="Text_20_body" style:list-style-name="L21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2" style:family="paragraph" style:parent-style-name="Text_20_body" style:list-style-name="L22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3" style:family="paragraph" style:parent-style-name="Text_20_body" style:list-style-name="L22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14c57f"/>
    </style:style>
    <style:style style:name="P24" style:family="paragraph" style:parent-style-name="Text_20_body" style:list-style-name="L23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5" style:family="paragraph" style:parent-style-name="Text_20_body" style:list-style-name="L24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6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7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14c57f"/>
    </style:style>
    <style:style style:name="P28" style:family="paragraph" style:parent-style-name="Text_20_body" style:list-style-name="L2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9" style:family="paragraph" style:parent-style-name="Text_20_body" style:list-style-name="L4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0" style:family="paragraph" style:parent-style-name="Text_20_body" style:list-style-name="L5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1" style:family="paragraph" style:parent-style-name="Text_20_body" style:list-style-name="L25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2" style:family="paragraph" style:parent-style-name="Text_20_body" style:list-style-name="L25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 officeooo:paragraph-rsid="0014c57f"/>
    </style:style>
    <style:style style:name="P33" style:family="paragraph" style:parent-style-name="Text_20_body" style:list-style-name="L26">
      <style:paragraph-properties fo:margin-top="0.423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4" style:family="paragraph" style:parent-style-name="Text_20_body" style:list-style-name="L27">
      <style:paragraph-properties fo:margin-top="0cm" fo:margin-bottom="0cm" loext:contextual-spacing="false" fo:orphans="2" fo:widows="2"/>
    </style:style>
    <style:style style:name="T1" style:family="text">
      <style:text-properties officeooo:rsid="0014c57f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 officeooo:rsid="0014c57f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2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ministração Provisória da Justiça</text:h>
      <text:h text:style-name="P2" text:outline-level="2"><text:bookmark text:name="user-content-part-i-criminal-justice-in-the-free-republic-of-liberland"/>Parte I: Justiça Criminal na República Livre d<text:span text:style-name="T1">o</text:span> Libe<text:span text:style-name="T1">rquistão</text:span></text:h>
      <text:list xml:id="list703872261" text:style-name="L1">
        <text:list-item>
          <text:p text:style-name="P27">Os delitos criminais na República Livre d<text:span text:style-name="T1">o</text:span> <text:span text:style-name="T1">Liberquistão</text:span> são julgados no Tribunal Criminal.</text:p>
        </text:list-item>
        <text:list-item>
          <text:p text:style-name="P27">O Presidente da República Livre d<text:span text:style-name="T1">o</text:span> <text:span text:style-name="T1">Liberquistão</text:span>, em nome do Comitê Preparatório, nomeia uma pessoa para ser o juiz do Tribunal Criminal.</text:p>
        </text:list-item>
        <text:list-item>
          <text:p text:style-name="P27">O Presidente da República Livre d<text:span text:style-name="T1">o</text:span> <text:span text:style-name="T1">Liberquistão</text:span>, em nome do Comitê Preparatório, nomeia uma pessoa para ser o Promotor Chefe que processa os crimes na República Livre d<text:span text:style-name="T1">o</text:span> <text:span text:style-name="T1">Liberquistão</text:span>.</text:p>
        </text:list-item>
        <text:list-item>
          <text:p text:style-name="P26">Os recursos do Tribunal Criminal são ouvidos no Supremo Tribunal, onde o veredicto pode ser confirmado ou anulado.</text:p>
        </text:list-item>
        <text:list-item>
          <text:p text:style-name="P27">O Presidente da República Livre d<text:span text:style-name="T1">o</text:span> <text:span text:style-name="T1">Liberquistão</text:span>, em nome do Comitê Preparatório, nomeia uma pessoa para ser o Juiz do Supremo Tribunal.</text:p>
        </text:list-item>
        <text:list-item>
          <text:p text:style-name="P26">Qualquer pessoa nomeada de acordo com esta Parte permanecerá independente do Presidente e do Comitê preparatório.</text:p>
        </text:list-item>
        <text:list-item>
          <text:p text:style-name="P26">Qualquer nomeação feita de acordo com esta Parte pode ser rescindida pelo Presidente a qualquer momento.</text:p>
        </text:list-item>
        <text:list-item>
          <text:p text:style-name="P26">Qualquer nomeação feita de acordo com esta Parte expirará 30 dias após a primeira Eleição Geral.</text:p>
        </text:list-item>
      </text:list>
      <text:h text:style-name="P2" text:outline-level="2"><text:bookmark text:name="user-content-part-ii-general-provisions"/>Parte II: Disposições gerais</text:h>
      <text:list xml:id="list369616587" text:style-name="L2">
        <text:list-item>
          <text:p text:style-name="P28">Cada pessoa é criminalmente responsável de acordo com sua idade e capacidade mental em comparação com uma pessoa média da mesma idade.</text:p>
        </text:list-item>
        <text:list-item>
          <text:p text:style-name="P28"><text:soft-page-break/>Sujeito às disposições deste Código relativas à jurisdição de tribunais específicos, os seguintes tipos de sentenças podem ser impostas por um tribunal a pessoas condenadas por crimes sob este Código:</text:p>
        </text:list-item>
      </text:list>
      <text:list xml:id="list3575257843" text:style-name="L3">
        <text:list-item>
          <text:p text:style-name="P5"><text:span text:style-name="T1">A </text:span>uma. <text:span text:style-name="T1">P</text:span>risão,</text:p>
        </text:list-item>
        <text:list-item>
          <text:p text:style-name="P5"><text:span text:style-name="T1">B</text:span>. restituição financeira,</text:p>
        </text:list-item>
        <text:list-item>
          <text:p text:style-name="P5"><text:span text:style-name="T1">C</text:span>. trabalho comunitário,</text:p>
        </text:list-item>
        <text:list-item>
          <text:p text:style-name="P5"><text:span text:style-name="T1">D</text:span>. extradição.</text:p>
        </text:list-item>
      </text:list>
      <text:list xml:id="list821268791" text:style-name="L4">
        <text:list-item>
          <text:p text:style-name="P29">As penas listadas no artigo 3º podem ser cobradas separadamente ou em conjunto, dependendo do senso de justiça do Juiz e da gravidade do crime cometido. O Juiz especifica a duração e a natureza da prisão ou trabalho comunitário e o valor a ser pago como multa ou indenização ou restituição à vítima.</text:p>
        </text:list-item>
        <text:list-item>
          <text:p text:style-name="P29">O Juiz ordena a extradição quando o país de origem do réu reconhece a autoridade do Tribunal.</text:p>
        </text:list-item>
        <text:list-item>
          <text:p text:style-name="P29">O Juiz ordena prisão em lugar de extradição apenas quando o país de origem do réu não reconhece a autoridade do Tribunal ou onde o réu pode ser submetido a tortura ou outros tratamentos desumanos.</text:p>
        </text:list-item>
        <text:list-item>
          <text:p text:style-name="P29">A pessoa condenada por cometer um delito pode ser acusada de prisão se cometer o delito repetidamente.</text:p>
        </text:list-item>
        <text:list-item>
          <text:p text:style-name="P29">Uma pessoa que procura, assiste ou tenta cometer um crime deve ser acusada como se tivesse cometido o crime específico. A(s) pena(s) será(ão) adequada(s) de acordo com sua contribuição para o crime.</text:p>
        </text:list-item>
      </text:list>
      <text:h text:style-name="P2" text:outline-level="2"><text:bookmark text:name="user-content-part-iii-rights-of-the-defendant"/>Parte III: Direitos do réu</text:h>
      <text:list xml:id="list933014372" text:style-name="L5">
        <text:list-item>
          <text:p text:style-name="P30">Nenhuma pessoa será condenada, sentenciada ou presa sem o devido processo legal.</text:p>
        </text:list-item>
        <text:list-item>
          <text:p text:style-name="P30">Nenhuma pessoa será condenada e sentenciada sem a possibilidade de apelar.</text:p>
        </text:list-item>
        <text:list-item>
          <text:p text:style-name="P30"><text:soft-page-break/>O réu tem direito a um julgamento rápido e público.</text:p>
        </text:list-item>
        <text:list-item>
          <text:p text:style-name="P30">O arguido tem o direito de ser informado das acusações criminais.</text:p>
        </text:list-item>
        <text:list-item>
          <text:p text:style-name="P30">O arguido tem o direito de confrontar as testemunhas e de obrigar as testemunhas a comparecer em tribunal.</text:p>
        </text:list-item>
        <text:list-item>
          <text:p text:style-name="P30">O arguido tem direito à assistência gratuita de um advogado, se for caso disso.</text:p>
        </text:list-item>
        <text:list-item>
          <text:p text:style-name="P30">O réu tem o direito de ser presumido inocente até prova em contrário.</text:p>
        </text:list-item>
        <text:list-item>
          <text:p text:style-name="P30">O réu tem o direito de não ser obrigado a testemunhar contra si mesmo.</text:p>
        </text:list-item>
        <text:list-item>
          <text:p text:style-name="P30">O réu tem o direito de informar a família sobre a detenção.</text:p>
        </text:list-item>
        <text:list-item>
          <text:p text:style-name="P30">O arguido tem direito a ser prestado os serviços de um intérprete se não falar a língua em que o processo penal é conduzido.</text:p>
        </text:list-item>
      </text:list>
      <text:h text:style-name="P2" text:outline-level="2"><text:bookmark text:name="user-content-part-iv-criminal-offences"/>Parte IV: Ofensas Criminais</text:h>
      <text:h text:style-name="P3" text:outline-level="3"><text:bookmark text:name="user-content-felonies"/>Crimes</text:h>
      <text:h text:style-name="P4" text:outline-level="4"><text:bookmark text:name="user-content-murder"/>Assassinato</text:h>
      <text:list xml:id="list3750187466" text:style-name="L6">
        <text:list-item>
          <text:p text:style-name="P6">Definição: Assassinato é a morte de outra pessoa com a intenção de causar danos corporais</text:p>
        </text:list-item>
        <text:list-item>
          <text:p text:style-name="P6">Sentença: <text:span text:style-name="T1">A</text:span>. ou D.</text:p>
        </text:list-item>
      </text:list>
      <text:h text:style-name="P4" text:outline-level="4"><text:bookmark text:name="user-content-manslaughter"/>Homicídio culposo</text:h>
      <text:list xml:id="list1029848635" text:style-name="L7">
        <text:list-item>
          <text:p text:style-name="P7">Definição: Homicídio culposo é a morte acidental de outra pessoa resultante de um ato classificado como outra ofensa criminal de acordo com este Código, além de infligir danos corporais ou por negligência.</text:p>
        </text:list-item>
        <text:list-item>
          <text:p text:style-name="P7">Sentença: <text:span text:style-name="T1">A</text:span>. ou D.</text:p>
        </text:list-item>
      </text:list>
      <text:h text:style-name="P4" text:outline-level="4"><text:bookmark text:name="user-content-fraud"/><text:soft-page-break/>Fraude</text:h>
      <text:list xml:id="list42944593" text:style-name="L8">
        <text:list-item>
          <text:p text:style-name="P8">Definição: Fraude é enganar deliberadamente outra pessoa para garantir ganhos injustos ou ilegais.</text:p>
        </text:list-item>
        <text:list-item>
          <text:p text:style-name="P8">Sentença: <text:span text:style-name="T1">A</text:span>. ou D. e B.</text:p>
        </text:list-item>
      </text:list>
      <text:h text:style-name="P4" text:outline-level="4"><text:bookmark text:name="user-content-theft"/>Roubo</text:h>
      <text:list xml:id="list3043077583" text:style-name="L9">
        <text:list-item>
          <text:p text:style-name="P9">Definição: Roubo é a apropriação de bens de outra pessoa singular e/ou colectiva sem consentimento, com a intenção de mantê-los, sabendo que não lhe pertence ou sendo negligente quanto a isso.</text:p>
        </text:list-item>
        <text:list-item>
          <text:p text:style-name="P9">Sentença: B. ou c.</text:p>
        </text:list-item>
      </text:list>
      <text:h text:style-name="P4" text:outline-level="4"><text:bookmark text:name="user-content-false-imprisonment"/>Falsa Prisão</text:h>
      <text:list xml:id="list2044096923" text:style-name="L10">
        <text:list-item>
          <text:p text:style-name="P10">Definição: Prisão falsa é restringir substancialmente a liberdade de movimento de outra pessoa com uso da força ou ameaça de uso da força.</text:p>
        </text:list-item>
        <text:list-item>
          <text:p text:style-name="P10">Sentença: <text:span text:style-name="T1">A</text:span>. ou D.</text:p>
        </text:list-item>
      </text:list>
      <text:h text:style-name="P4" text:outline-level="4"><text:bookmark text:name="user-content-burglary"/>Roubo</text:h>
      <text:list xml:id="list1006968891" text:style-name="L11">
        <text:list-item>
          <text:p text:style-name="P11">Definição: Roubo é a invasão de propriedade de outra pessoa singular e/ou colectiva para efeitos de prática de um ato classificado como outra infracção penal nos termos deste Código.</text:p>
        </text:list-item>
        <text:list-item>
          <text:p text:style-name="P11">Sentença: <text:span text:style-name="T1">A. </text:span>ou D. e B.</text:p>
        </text:list-item>
      </text:list>
      <text:h text:style-name="P4" text:outline-level="4"><text:bookmark text:name="user-content-robbery"/>Roubo</text:h>
      <text:list xml:id="list2951244675" text:style-name="L12">
        <text:list-item>
          <text:p text:style-name="P12">Definição: Roubo é a apropriação de bens de outra pessoa singular e/ou colectiva sem consentimento, com a intenção de mantê-los, e com o uso da força ou ameaça, sabendo que não lhe pertence ou sendo negligente quanto a isso.</text:p>
        </text:list-item>
        <text:list-item>
          <text:p text:style-name="P12">Sentença: <text:span text:style-name="T1">A</text:span>. ou D. e B.</text:p>
        </text:list-item>
      </text:list>
      <text:h text:style-name="P4" text:outline-level="4"><text:bookmark text:name="user-content-bribery"/><text:soft-page-break/>Suborno</text:h>
      <text:list xml:id="list915450625" text:style-name="L13">
        <text:list-item>
          <text:p text:style-name="P13">Definição: Suborno é oferecer uma recompensa por um serviço sem pagamento, a qualquer agente da Administração Pública.</text:p>
        </text:list-item>
        <text:list-item>
          <text:p text:style-name="P13">Sentença: <text:span text:style-name="T1">C</text:span>. e B.</text:p>
        </text:list-item>
      </text:list>
      <text:h text:style-name="P4" text:outline-level="4"><text:bookmark text:name="user-content-accepting-bribery"/>Aceitando Suborno</text:h>
      <text:list xml:id="list262958651" text:style-name="L14">
        <text:list-item>
          <text:p text:style-name="P14">Definição: Aceitar Suborno é aceitar uma recompensa ou intenção dela e/ou exigir uma recompensa de qualquer agente da Administração Pública em troca de um serviço onde não seja exigido pagamento.</text:p>
        </text:list-item>
        <text:list-item>
          <text:p text:style-name="P14">Sentença: <text:span text:style-name="T1">A</text:span>. ou D.</text:p>
        </text:list-item>
      </text:list>
      <text:h text:style-name="P4" text:outline-level="4"><text:bookmark text:name="user-content-rape"/>Estupro</text:h>
      <text:list xml:id="list2987784153" text:style-name="L15">
        <text:list-item>
          <text:p text:style-name="P15">Definição: Estupro é ter uma relação sexual ou qualquer outra atividade sexual com outra pessoa sem o seu consentimento.</text:p>
        </text:list-item>
        <text:list-item>
          <text:p text:style-name="P15">Sentença: <text:span text:style-name="T1">A.</text:span> ou D.</text:p>
        </text:list-item>
      </text:list>
      <text:h text:style-name="P4" text:outline-level="4"><text:bookmark text:name="user-content-paedophilia"/>Pedofilia</text:h>
      <text:list xml:id="list2481700196" text:style-name="L16">
        <text:list-item>
          <text:p text:style-name="P16">Definição: Pedofilia é ter relação sexual com uma pessoa menor de 14 anos; ou filmar qualquer pessoa menor de 18 anos durante sua relação sexual ou qualquer outra atividade sexual; ou aliciar qualquer pessoa menor de 18 anos para se envolver em prostituição.</text:p>
        </text:list-item>
        <text:list-item>
          <text:p text:style-name="P16">Sentença: <text:span text:style-name="T1">A</text:span>. ou D.</text:p>
        </text:list-item>
      </text:list>
      <text:h text:style-name="P4" text:outline-level="4"><text:bookmark text:name="user-content-hijacking"/>Sequestro</text:h>
      <text:list xml:id="list2384914424" text:style-name="L17">
        <text:list-item>
          <text:p text:style-name="P17">Definição: Sequestro é apropriar-se intencionalmente da propriedade de outrem com a finalidade de cometer um ato classificado como outra infração penal de acordo com este Código.</text:p>
        </text:list-item>
        <text:list-item>
          <text:p text:style-name="P17">Sentença: <text:span text:style-name="T1">A</text:span>. ou D.</text:p>
        </text:list-item>
      </text:list>
      <text:h text:style-name="P3" text:outline-level="3"><text:bookmark text:name="user-content-misdemeanour"/><text:soft-page-break/>Contravenção</text:h>
      <text:h text:style-name="P4" text:outline-level="4"><text:bookmark text:name="user-content-damage-to-property"/>Estragos à propriedade</text:h>
      <text:list xml:id="list2038551089" text:style-name="L18">
        <text:list-item>
          <text:p text:style-name="P18">Definição: Dano à propriedade é causar dano à propriedade de outra pessoa física e/ou jurídica com intenção ou por negligência.</text:p>
        </text:list-item>
        <text:list-item>
          <text:p text:style-name="P18">Sentença: <text:span text:style-name="T1">C</text:span>. e B.</text:p>
        </text:list-item>
      </text:list>
      <text:h text:style-name="P4" text:outline-level="4"><text:bookmark text:name="user-content-assault"/>Assalto</text:h>
      <text:list xml:id="list980534798" text:style-name="L19">
        <text:list-item>
          <text:p text:style-name="P19">Definição: Infligir lesão corporal é infligir lesão corporal, física ou psicológica, a outra pessoa, com intenção ou por negligência.</text:p>
        </text:list-item>
        <text:list-item>
          <text:p text:style-name="P19">Sentença: <text:span text:style-name="T1">C</text:span>. e B.</text:p>
        </text:list-item>
      </text:list>
      <text:h text:style-name="P4" text:outline-level="4"><text:bookmark text:name="user-content-cruelty-to-animals"/>Crueldade com animais</text:h>
      <text:list xml:id="list1281267732" text:style-name="L20">
        <text:list-item>
          <text:p text:style-name="P20">Definição: Crueldade com os animais é infligir dano corporal a qualquer animal, excedendo os limites da disciplina, com o objetivo de causar sofrimento a esse animal, com intenção ou negligência.</text:p>
        </text:list-item>
        <text:list-item>
          <text:p text:style-name="P20">Sentença: <text:span text:style-name="T1">C</text:span>.</text:p>
        </text:list-item>
      </text:list>
      <text:h text:style-name="P4" text:outline-level="4"><text:bookmark text:name="user-content-public-nuisance"/>Perturbação da ordem pública</text:h>
      <text:list xml:id="list2642978842" text:style-name="L21">
        <text:list-item>
          <text:p text:style-name="P21">Definição: Inconveniente público é comportar-se de maneira que interfira nos direitos de outras pessoas de usar e/ou desfrutar do espaço público.</text:p>
        </text:list-item>
        <text:list-item>
          <text:p text:style-name="P21">Sentença: <text:span text:style-name="T1">C</text:span>.</text:p>
        </text:list-item>
      </text:list>
      <text:h text:style-name="P4" text:outline-level="4"><text:bookmark text:name="user-content-polluting-environment"/>Ambiente poluente</text:h>
      <text:list xml:id="list3574525541" text:style-name="L22">
        <text:list-item>
          <text:p text:style-name="P23">Definição: O meio ambiente poluente está causando poluição das áreas verdes, água, ar, solo, incluindo subterrâneos, da República Livre d<text:span text:style-name="T1">o</text:span> <text:span text:style-name="T1">Liberquistão</text:span>.</text:p>
        </text:list-item>
        <text:list-item>
          <text:p text:style-name="P22">Sentença: <text:span text:style-name="T1">C</text:span>.</text:p>
        </text:list-item>
      </text:list>
      <text:h text:style-name="P4" text:outline-level="4"><text:bookmark text:name="user-content-disregarding-a-court-order"/><text:soft-page-break/>Descumprimento de ordem judicial</text:h>
      <text:list xml:id="list3684652898" text:style-name="L23">
        <text:list-item>
          <text:p text:style-name="P24">Definição: Desrespeitar uma ordem judicial é agir com dolo ou negligência de uma forma que equivale à violação de uma ordem judicial que afete o arguido.</text:p>
        </text:list-item>
        <text:list-item>
          <text:p text:style-name="P24">Sentença: <text:span text:style-name="T1">C</text:span>.</text:p>
        </text:list-item>
      </text:list>
      <text:h text:style-name="P4" text:outline-level="4"><text:bookmark text:name="user-content-perjury"/>Perjúrio</text:h>
      <text:list xml:id="list858918522" text:style-name="L24">
        <text:list-item>
          <text:p text:style-name="P25">Definição: Perjúrio é dar um testemunho em um tribunal, sob juramento, que é falso com intenção de fazê-lo ou devido a negligência.</text:p>
        </text:list-item>
        <text:list-item>
          <text:p text:style-name="P25">Sentença: <text:span text:style-name="T1">C</text:span>. e B.</text:p>
        </text:list-item>
      </text:list>
      <text:h text:style-name="P2" text:outline-level="2"><text:bookmark text:name="user-content-part-v-procedures"/>Parte V: Procedimentos</text:h>
      <text:h text:style-name="P3" text:outline-level="3"><text:bookmark text:name="user-content-before-the-trial"/>Antes do julgamento</text:h>
      <text:list xml:id="list2117620700" text:style-name="L25">
        <text:list-item>
          <text:p text:style-name="P31">Uma pessoa acusada de cometer qualquer um dos delitos só é processada se a vítima consentir; pessoa acusada de qualquer um dos crimes deve ser processada.</text:p>
        </text:list-item>
        <text:list-item>
          <text:p text:style-name="P32">Uma pessoa acusada de cometer qualquer um dos delitos não será processada se concordar em deixar imediatamente o território da República Livre d<text:span text:style-name="T1">o</text:span> <text:span text:style-name="T1">Liberquistão</text:span> e não voltar.</text:p>
        </text:list-item>
        <text:list-item>
          <text:p text:style-name="P31">Uma pessoa suspeita de cometer um ou mais dos crimes listados na Parte IV pode ser detida pelos Xerifes por não mais de 12 horas, a menos que o Mandado seja emitido pelo Juiz do Tribunal Criminal, se for plausível que ele ou ela tentar escapar ou adulterar ou destruir provas.</text:p>
        </text:list-item>
        <text:list-item>
          <text:p text:style-name="P31">O Juiz do Tribunal Criminal pode expedir o Mandado a pedido do Procurador-Geral, se considerar que as provas apresentadas dão fundamentos sólidos para a possibilidade de condenação no processo penal.</text:p>
        </text:list-item>
        <text:list-item>
          <text:p text:style-name="P31">O Procurador-Geral pode requerer ao Juiz do Tribunal Criminal que emita o Mandado de detenção do arguido se tiver conhecimento de <text:soft-page-break/>provas que justifiquem uma eventual condenação futura do arguido no Tribunal Penal.</text:p>
        </text:list-item>
        <text:list-item>
          <text:p text:style-name="P31">O Juiz pode expedir mandado de prisão com ou sem possibilidade de fiança.</text:p>
        </text:list-item>
        <text:list-item>
          <text:p text:style-name="P31">O arguido é indiciado pelo Procurador-Geral e levado perante o Juiz do Tribunal Criminal se o Procurador-Geral considerar que as provas são suficientes para garantir a condenação e que existe um forte interesse público na potencial condenação.</text:p>
        </text:list-item>
      </text:list>
      <text:h text:style-name="P3" text:outline-level="3"><text:bookmark text:name="user-content-trial"/>Tentativas</text:h>
      <text:list xml:id="list986231547" text:style-name="L26">
        <text:list-item>
          <text:p text:style-name="P33">O réu no Tribunal Criminal se declara 'culpado' ou 'não culpado'.</text:p>
        </text:list-item>
        <text:list-item>
          <text:p text:style-name="P33">O Juiz do Tribunal Criminal examina as provas apresentadas pelo Procurador-Geral e pelo arguido, incluindo os depoimentos das testemunhas convocadas pelas partes, e as defesas (caso existam) apresentadas pelo arguido.</text:p>
        </text:list-item>
        <text:list-item>
          <text:p text:style-name="P33">As provas apresentadas por nenhuma das partes não podem ser obtidas por meio de tortura, tratamento desumano ou qualquer forma de pressão física ou psicológica.</text:p>
        </text:list-item>
        <text:list-item>
          <text:p text:style-name="P33">O Juiz pondera a credibilidade, relevância e força das provas apresentadas e dá o veredicto de 'culpado' ou 'inocente' de acordo com a lei e o senso pessoal de justiça.</text:p>
        </text:list-item>
        <text:list-item>
          <text:p text:style-name="P33">O Juiz determina a pena tendo em conta todas as circunstâncias atenuantes e/ou agravantes da prática da infracção.</text:p>
        </text:list-item>
        <text:list-item>
          <text:p text:style-name="P33">O Juiz condena o réu conforme previsto na Parte II e na Parte IV.</text:p>
        </text:list-item>
        <text:list-item>
          <text:p text:style-name="P33">O arguido condenado no Tribunal Penal pode recorrer da sentença ou da sentença para o Supremo Tribunal.</text:p>
        </text:list-item>
        <text:list-item>
          <text:p text:style-name="P33">As testemunhas convocadas por qualquer das partes no processo penal devem comparecer no Tribunal, prestar juramento e testemunhar a verdade, toda a verdade e nada mais que a verdade.</text:p>
        </text:list-item>
        <text:list-item>
          <text:p text:style-name="P33"><text:soft-page-break/>Em caso de recurso da sentença, o Juiz do Tribunal Supremo examina novamente as provas apresentadas pelo Procurador-Geral e pelo arguido e confirma ou anula a sentença proferida no Tribunal Penal.</text:p>
        </text:list-item>
        <text:list-item>
          <text:p text:style-name="P33">Em caso de recurso da sentença, o Ministro do STF examina novamente as circunstâncias em que o delito foi cometido e confirma a sentença ou impõe outras sentenças que considere mais adequadas.</text:p>
        </text:list-item>
        <text:list-item>
          <text:p text:style-name="P33">O veredicto e a sentença proferidos no Supremo Tribunal são definitivos.</text:p>
        </text:list-item>
      </text:list>
      <text:h text:style-name="P3" text:outline-level="3"><text:bookmark text:name="user-content-execution"/>Execução</text:h>
      <text:list xml:id="list3741554681" text:style-name="L27">
        <text:list-item>
          <text:p text:style-name="P34"><text:span text:style-name="T2">Os Xerifes da República Livre d</text:span><text:span text:style-name="T3">o</text:span><text:span text:style-name="T2"> </text:span><text:span text:style-name="T3">Liberquistão</text:span><text:span text:style-name="T2"> são responsáveis por garantir que o veredicto do Tribunal seja cumprid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7:41:33.105736545</meta:creation-date>
    <dc:date>2022-03-04T17:47:39.225220138</dc:date>
    <meta:editing-duration>PT6M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9" meta:paragraph-count="116" meta:word-count="1696" meta:character-count="10062" meta:non-whitespace-character-count="8568"/>
  </office:meta>
</office:document-meta>
</file>